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Body">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2" style:family="paragraph" style:parent-style-name="TextBody" style:list-style-name="L1">
      <style:paragraph-properties fo:margin-left="0.2555in" fo:margin-right="0in" fo:text-indent="-0.25in" style:auto-text-indent="false">
        <style:tab-stops/>
      </style:paragraph-properties>
      <style:text-properties fo:font-size="10pt" style:font-size-asian="10pt" style:font-size-complex="10pt"/>
    </style:style>
    <style:style style:name="P3" style:family="paragraph" style:parent-style-name="TextBody" style:list-style-name="L1">
      <style:paragraph-properties fo:margin-left="0.2555in" fo:margin-right="0in" fo:text-indent="-0.25in" style:auto-text-indent="false">
        <style:tab-stops/>
      </style:paragraph-properties>
    </style:style>
    <style:style style:name="T1" style:family="text">
      <style:text-properties fo:font-weight="bold" style:font-weight-asian="bold" style:font-weight-complex="bold"/>
    </style:style>
    <style:style style:name="T2" style:family="text">
      <style:text-properties style:text-overline-style="solid" style:text-overline-width="auto" style:text-overline-color="font-color"/>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normal" fo:font-weight="bold"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fo:font-style="normal" fo:font-weight="normal" style:font-size-asian="8pt" style:font-style-asian="normal" style:font-weight-asian="normal" style:font-size-complex="8p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 Frequently Asked Questions</text:p>
      <text:list xml:id="list39250049" text:style-name="L1">
        <text:list-item>
          <text:p text:style-name="P2"><text:span text:style-name="T1">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2"><text:span text:style-name="T1">Q. <text:s/></text:span>How do I enter a pin name or other text if I want a bar over the text to signify the NOT function?<text:line-break/><text:line-break/><text:span text:style-name="T1">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2">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2"><text:span text:style-name="T1">Q. <text:s/></text:span>When I create a new symbol and I want to save it to my Lib it does not allow me to change the name when I'm clicking on add name. <text:s/>How do I give it the name that I want?<text:line-break/><text:line-break/><text:span text:style-name="T1">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line-break/><text:line-break/>If you edit a symbol and change its 'Name' parameter it does not create a copy when you '[Store]' it, just the symbol name changes. <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3"><text:soft-page-break/><text:span text:style-name="T4">Q. <text:s/></text:span><text:span text:style-name="T3">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4">A. <text:s/></text:span><text:span text:style-name="T5">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item>
          <text:p text:style-name="P3"><text:span text:style-name="T4">Q. <text:s/></text:span><text:span text:style-name="T5">I have a complex hierarchical schematic design with many levels of hierarchy and the net list is not correct. <text:s/>What do I need to do to get a correct hierarchical netlist?<text:line-break/><text:line-break/></text:span><text:span text:style-name="T4">A.</text:span><text:span text:style-name="T5"> <text:s/>As of TinyCAD version 2.80.03, hierarchical netlisting is working accurately, but there are several “gotchas” that you need to watch out for:<text:line-break/><text:line-break/></text:span><text:soft-page-break/><text:span text:style-name="T5">a. <text:s/>You must assign reference designators to each sub-design separately as TinyCAD does not automatically number across hierarchical levels presently. <text:s/>You do not need to assign flattened unique designators to each sub-design – it is ok to start numbering each sub-design with “1” if that's what you want.<text:line-break/><text:line-break/>b. <text:s/>You must make sure that each hierarchical symbol instance is assigned a designator. <text:s/>TinyCAD will concatenate the hierarchical symbol instance's designator separated by underscores for each hierarchical level so that flattened instances can be easily identified. <text:s/>If a hierarchical symbol is undesignated, you will get malformed and aliased net names in your netlist. <text:s/>In addition to this, TinyCAD does not presently check for missing hierarchical symbol designators in the ERC check – that only works for normal symbols.<text:line-break/><text:line-break/>c. <text:s/>You must absolutely make sure that no symbol including hierarchical symbols has duplicate pin numbers. <text:s/>While a hierarchical symbol doesn't assign any specific meaning to hierarchical symbol pin numbers, they are none the less important in creating the flattened netlist. <text:s/>Duplicate pin numbers are not presently flagged by the ERC check and will cause net names to become malformed and incorrect. <text:s/>Unfortunately, TinyCAD greys out the pin number box when editing the pins in a hierarchical symbol, preventing you from correcting a duplicate pin number. <text:s/>TinyCAD starts numbering hierarchical pins with the number 1 each time that the editor is started, so if you have added hierarchical pins over the course of several edits, you will almost certainly have duplicate pin numbers. <text:s/>The only way to fix this is to either add all of the hierarchical symbol's pins in a single edit, or manually edit the .dsn file with a text editor such as Notepad++ (from </text:span><text:a xlink:type="simple" xlink:href="http://www.sourceforge.net/"><text:span text:style-name="T5">www.sourceforge.net</text:span></text:a><text:span text:style-name="T5">) or with the standard Windows Notepad editor. <text:s/>The .dsn files are in XML format which is easily edited with an ASCII editor. <text:s/>Hint: <text:s/>if you use a programmer's editor such as Notepad++ or Visual Studio, tell the editor that the .dsn extension is an XML file and the structure of the file will be color coded to make it easier to edit.</text:span></text:p>
        </text:list-item>
        <text:list-item>
          <text:p text:style-name="P3"><text:span text:style-name="T4">Q. <text:s/></text:span><text:span text:style-name="T5">I want to develop my application on the base of TinyCAD source code and I want to use the schematic editor part.<text:line-break/>If <text:s/>it is applicable, please guide me for importing TinyCAD into VC or C++ in Windows?<text:line-break/><text:line-break/></text:span><text:span text:style-name="T4">A.</text:span><text:span text:style-name="T5"> <text:s/>There are complete written instructions on TinyCAD’s Sourceforge web site. <text:s/>Using TortoiseSVN or any other SVN (Subversion) client, you checkout the “trunk” from the SVN repository on the Sourceforge web site where you downloaded TinyCAD from. <text:s/>The trunk of the TinyCAD SVN repository is at url </text:span><text:a xlink:type="simple" xlink:href="https://tinycad.svn.sourceforge.net/svnroot/tinycad/TinyCAD/trunk"><text:span text:style-name="T5">https://tinycad.svn.sourceforge.net/svnroot/tinycad/TinyCAD/trunk</text:span></text:a><text:span text:style-name="T5">. <text:s/>There is no point in checking out the entire repository (above the trunk) as it is quite large and also unnecessary. <text:s/>You should familiarize yourself with everything in the trunk or you will be asking a lot of questions.<text:line-break/><text:line-break/>Next you read two Microsoft Word documents from the repository:<text:line-break/> </text:span><text:span text:style-name="T8">1. <text:s/></text:span><text:a xlink:type="simple" xlink:href="https://tinycad.svn.sourceforge.net/svnroot/tinycad/TinyCAD/trunk/How_To_Build/Tools%20Required%20to%20Maintain%20and%20Build%20TinyCAD.doc"><text:span text:style-name="T8">https://tinycad.svn.sourceforge.net/svnroot/tinycad/TinyCAD/trunk/How_To_Build/Tools Required to Maintain and Build TinyCAD.doc</text:span></text:a><text:span text:style-name="T8"><text:line-break/> 2. <text:s/></text:span><text:a xlink:type="simple" xlink:href="https://tinycad.svn.sourceforge.net/svnroot/tinycad/TinyCAD/trunk/How_To_Build/How%20to%20Build%20TinyCAD.doc"><text:span text:style-name="T8">https://tinycad.svn.sourceforge.net/svnroot/tinycad/TinyCAD/trunk/How_To_Build/How to Build TinyCAD.doc</text:span></text:a><text:span text:style-name="T8"><text:line-break/></text:span><text:span text:style-name="T5"><text:line-break/>You will find several Microsoft Visual Studio project files:<text:line-break/> 1. <text:s/></text:span><text:a xlink:type="simple" xlink:href="https://tinycad.svn.sourceforge.net/svnroot/tinycad/TinyCAD/trunk/src/TinyCadVS2003.sln"><text:span text:style-name="T5">https://tinycad.svn.sourceforge.net/svnroot/tinycad/TinyCAD/trunk/src/TinyCadVS2003.sln</text:span></text:a><text:span text:style-name="T5"><text:line-break/> 2. <text:s/></text:span><text:a xlink:type="simple" xlink:href="https://tinycad.svn.sourceforge.net/svnroot/tinycad/TinyCAD/trunk/src/TinyCadVS2005.sln"><text:span text:style-name="T5">https://tinycad.svn.sourceforge.net/svnroot/tinycad/TinyCAD/trunk/src/TinyCadVS2005.sln</text:span></text:a><text:span text:style-name="T5"><text:line-break/> 3. <text:s/></text:span><text:a xlink:type="simple" xlink:href="https://tinycad.svn.sourceforge.net/svnroot/tinycad/TinyCAD/trunk/src/TinyCadVS2008.sln"><text:span text:style-name="T5">https://tinycad.svn.sourceforge.net/svnroot/tinycad/TinyCAD/trunk/src/TinyCadVS2008.sln</text:span></text:a><text:span text:style-name="T5"><text:line-break/><text:line-break/>Open the one that is appropriate to the version of Microsoft Visual Studio that you are using. <text:s/>If you are purchasing Microsoft Visual Studio, be sure to read the required tools document above first. <text:s/>I do not recommend Visual Studio 2003 any longer, but you will have no problems with 2005, 2008, or 2010. <text:s/>If you are using 2010, start from the VS2008 solution file and it will automatically upgrade to 2010. <text:s/>In case you missed it in the required tools document, </text:span><text:span text:style-name="T6">YOU CANNOT USE THE EXPRESS VERSIONS OF STUDIO TO COMPILE TINYCAD!!!</text:span></text:p>
        </text:list-item>
        <text:list-item>
          <text:p text:style-name="P3"><text:span text:style-name="T6">Q. <text:s/></text:span><text:span text:style-name="T7">Can someone please explain, in the window “Attributes/Display method”, the choices “Show Value (Extra nly)”, “Show Name=Value when present”, and so on?<text:line-break/><text:line-break/></text:span><text:span text:style-name="T6">A.</text:span><text:span text:style-name="T7"> <text:s/>A TinyCAD parameter has 2 parts: the name of the parameter and the value of the parameter. With the exception of the special "Show Value (Extra Only)" entry, the choices work as follows:<text:line-break/><text:line-break/>Consider a parameter named "Footprint" with the value assigned as "DIP16".<text:line-break/>The choice "Show Name=Value" will display on the schematic as "Footprint=DIP16".<text:line-break/>The choice "Show Name=Value when present" will display on the schematic as "Footprint=DIP16" for this example. If the value was empty, then it would not display at all until after you assigned a value to it.<text:line-break/></text:span><text:soft-page-break/><text:span text:style-name="T7">The choice "Show Value Only" will display on the schematic as "DIP16" or as nothing at all if the value is empty.<text:line-break/>The choice "Hide Value" will never display anything on the schematic.<text:line-break/>The choice "Show Value when present" will display on the schematic as "DIP16" or as nothing at all if the value is empty.<text:line-break/>The choice "Show Name=Value" will display on the schematic as "Footprint=DIP16" if it is present and will display as "Footprint=" if it is empty.<text:line-break/>The choice "Show Name=Value (Extra Only)" is an unfortunate holdover from the very earliest version of TinyCAD. Just ignore it. It is used as a special flag to force a parameter to be displayed even if it is flagged as "Never Show". It can be set from the schematic (unlike the other flags which are all set in the library editor. If from the schematic you later choose to display the parameter, it will return to its previous value taken from the library.</text:span></text:p>
        </text:list-item>
        <text:list-item>
          <text:p text:style-name="P2"><text:span text:style-name="T10">Q.</text:span><text:span text:style-name="T11"> <text:s/>I sometimes have problems with symbols changing their insertion point in a schematic when I turn on or turn off the show power pins feature or when I switch from one part in a package to a differently shaped part in the same package. <text:s/>Is there a way to make the symbols insert at the same point each time?<text:line-break/><text:line-break/></text:span><text:span text:style-name="T10">A.</text:span><text:span text:style-name="T11"> <text:s/>The symbol origin marker was introduced relatively recently and there is precious little documentation on it. <text:s/>You can use the symbol origin marker to give each symbol a defined origin that is repeatable and not subject to grid limitations. <text:s/>You will find it to be very intuitive, once you know where to look for the tool bar!<text:line-break/><text:line-break/>While editing a symbol, look in the upper left corner of the editing area where the horizontal ruler is located. <text:s/>You will notice a small box with a cross in it that simply looks decorative. <text:s/>The cross is actually a toolbar button that you can click and the cursor will change to a full screen pair of horizontal and vertical lines with a very tiny circle over the active cursor location, somewhat like a scope sight on a rifle. <text:s/>This tool will either place a manual symbol origin at any location that you click or move the existing manual symbol origin to a new location. <text:s/>This manual symbol origin overrides the automatic determination of a symbol’s origin that was so trouble prone in TinyCAD’s early years. <text:s/>Manually defining the symbol’s origin will allow you to overcome many of the changing symbol “insertion point” issues that occurred in earlier versions of TinyCA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TextBody" style:family="paragraph" style:parent-style-name="IPG_5f_para">
      <style:paragraph-properties fo:margin-top="0.0799in" fo:margin-bottom="0.0799in"/>
      <style:text-properties style:font-size-asian="10.5pt"/>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18:41:28.18</meta:creation-date>
    <dc:date>2011-09-05T19:50:25.34</dc:date>
    <meta:editing-duration>PT01H35M44S</meta:editing-duration>
    <meta:editing-cycles>7</meta:editing-cycles>
    <meta:generator>OpenOffice.org/3.2$Win32 OpenOffice.org_project/320m18$Build-9502</meta:generator>
    <meta:document-statistic meta:table-count="0" meta:image-count="0" meta:object-count="0" meta:page-count="4" meta:paragraph-count="9" meta:word-count="2782" meta:character-count="16206"/>
  </office:meta>
</office:document-meta>
</file>